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RobotoDraft, Helvetica, Arial, sans-serif"/>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1" fo:font-size="14pt" fo:letter-spacing="normal" fo:font-style="normal" fo:font-weight="normal" style:font-size-asian="14pt" style:font-size-complex="14pt"/>
    </style:style>
    <style:style style:name="T3" style:family="text">
      <style:text-properties fo:font-variant="normal" fo:text-transform="none" fo:color="#000000" style:font-name="Times New Roman1" fo:font-size="14pt" fo:letter-spacing="normal" fo:language="en" fo:country="US" fo:font-style="normal" fo:font-weight="normal"/>
    </style:style>
    <style:style style:name="T4" style:family="text">
      <style:text-properties fo:font-variant="normal" fo:text-transform="none" fo:color="#000000" style:font-name="Times New Roman1" fo:font-size="14pt" fo:letter-spacing="normal" fo:language="en" fo:country="US" fo:font-style="normal" fo:font-weight="normal" style:font-size-asian="14pt" style:font-size-complex="14pt"/>
    </style:style>
    <style:style style:name="T5" style:family="text">
      <style:text-properties fo:font-variant="normal" fo:text-transform="none" fo:color="#000000" style:font-name="Times New Roman1" fo:letter-spacing="normal" fo:font-style="normal" fo:font-weight="normal"/>
    </style:style>
    <style:style style:name="T6" style:family="text">
      <style:text-properties fo:font-variant="normal" fo:text-transform="none" fo:color="#000000" style:font-name="Times New Roman1" fo:letter-spacing="normal" fo:language="en" fo:country="US" fo:font-style="normal" fo:font-weight="normal"/>
    </style:style>
    <style:style style:name="T7" style:family="text">
      <style:text-properties fo:font-variant="normal" fo:text-transform="none" style:font-name="Roboto" fo:font-size="14pt" fo:letter-spacing="normal" fo:font-style="normal" fo:font-weight="normal"/>
    </style:style>
    <style:style style:name="T8" style:family="text">
      <style:text-properties fo:font-variant="normal" fo:text-transform="none" style:font-name="Times New Roman" fo:font-size="14pt" fo:letter-spacing="normal" fo:font-style="normal" fo:font-weight="normal"/>
    </style:style>
    <style:style style:name="T9" style:family="text">
      <style:text-properties fo:font-size="14pt" style:font-size-asian="14pt" style:font-size-complex="14pt"/>
    </style:style>
    <style:style style:name="T10" style:family="text">
      <style:text-properties fo:font-size="14pt" fo:language="en" fo:country="US" style:font-size-asian="14pt" style:font-size-complex="14pt"/>
    </style:style>
    <style:style style:name="T11" style:family="text">
      <style:text-properties fo:font-size="14pt" fo:language="ru" fo:country="RU" style:font-size-asian="14pt" style:font-size-complex="14pt"/>
    </style:style>
    <style:style style:name="T1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9">Hello. Today we are offered four options to choose from: </text:span><text:span text:style-name="T2">guided hiking tour</text:span><text:span text:style-name="T9"> , </text:span><text:span text:style-name="T2">culinary and food tour</text:span><text:span text:style-name="T9"> , </text:span><text:span text:style-name="T2">music festival trip</text:span><text:span text:style-name="T9"> <text:s/></text:span><text:span text:style-name="T10">and </text:span><text:span text:style-name="T4">all-inclusive holiday on an exotic island</text:span><text:span text:style-name="T10"> </text:span><text:span text:style-name="T9">. And we must choose the one that we like best. Let's start with a guided </text:span><text:span text:style-name="T10">hiking</text:span><text:span text:style-name="T9"> tour. I think this is a great option to see new sights and enjoy the great outdoors. The second option is the culinary tour, which in my opinion is a good </text:span><text:span text:style-name="T8">reason</text:span> <text:span text:style-name="T9"><text:s/>to get together with friends and try something new with food. The third option is a music festival. By choosing it, you can see your favorite performers and dance to their music. The last option is an </text:span><text:span text:style-name="T4">all-inclusive holiday on an exotic island</text:span><text:span text:style-name="T9">. I think this is a great place to forget about all the problems and relax on the beach. </text:span></text:p>
      <text:p text:style-name="Standard"><text:span text:style-name="T9">Of all the options, I would choose a guided </text:span><text:span text:style-name="T2">hiking tour</text:span><text:span text:style-name="T9">, because I love outdoor activities.</text:span></text:p>
      <text:p text:style-name="Standard"><text:span text:style-name="T9"/></text:p>
      <text:p text:style-name="Standard"><text:span text:style-name="T9"/></text:p>
      <text:p text:style-name="Standard"><text:span text:style-name="T9"/></text:p>
      <text:p text:style-name="Standard"><text:span text:style-name="T9">Now I will talk about what it means to be happy for me. Speaking of happiness, I always remember the day when my parents gave me a dog for my birthday. I often stayed alone at home, so I needed a friend who would brighten up my loneliness.<text:line-break/><text:line-break/>I believe that the feeling of love and care makes us all happier.<text:line-break/><text:line-break/>I don’t know how I would feel if I won a large amount of money. On the one hand, it seems that anyone would be happy with the money, but on the other hand, I have heard a story more than once when unexpected money spoiled a person.<text:line-break/><text:line-break/>I think that's all I would like to say.</text:span></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oday I want to talk about how we can help </text:span><text:span text:style-name="T1">first-year students who come from different cities and countries to adapt to life in Saint Petersburg.</text:span></text:p>
      <text:p text:style-name="Standard"><text:span text:style-name="T1"/></text:p>
      <text:p text:style-name="Standard"><text:span text:style-name="T1">I have a few suggestions that I would like to discuss.</text:span> <text:span text:style-name="T9"><text:line-break/><text:line-break/>The first thing we can do is help them with their studies, because the university is a place where the level of education is much higher than the knowledge that is given in school. </text:span><text:span text:style-name="T10">V</text:span><text:span text:style-name="T9">ery often it is difficult to immediately join the educational process, so there are people who need help.<text:line-break/><text:line-break/>The second </text:span><text:span text:style-name="T2">suggestion</text:span><text:span text:style-name="T9"> is to hold some kind of event that will help unite them. For example, a talent show where they can find like-minded people with similar hobbies.<text:line-break/>This is a great opportunity to make new friends.</text:span></text:p>
      <text:p text:style-name="Standard"><text:span text:style-name="T9"><text:line-break/>The last suggestion is to arrange a sightseeing tour of the city so that they know </text:span><text:soft-page-break/><text:span text:style-name="T9">important places like the hospital, police and shops. Also, we can show the sights of our city and good places to stay.<text:line-break/><text:line-break/>What suggestions do you have? I would be glad to hear new ideas.</text:span></text:p>
      <text:p text:style-name="P1"/>
      <text:p text:style-name="P1">Today I will talk about the role of motivation in human life.<text:line-break/><text:line-break/>Let's talk first about what motivates people in their lives. Each of us has a certain dream that we strive to fulfill. If we do not dream, then we do not want anything and therefore we have no motivation to do anything. I believe that our motivation is shaped by our desires and needs.<text:line-break/><text:line-break/>I think that the most important factor that makes a person happy with his life is his constant motivation to do something. It’s hard to be satisfied with something when you don’t want anything. Achieving our goals, we are happy and ready to go to new ones with even greater confidence that we will succeed.<text:line-break/><text:line-break/>In conclusion, I want to say that motivation is something without which it is difficult for a person to exist in principle.</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RobotoDraft, Helvetica, Arial, sans-serif"/>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0M46S</meta:editing-duration>
    <meta:editing-cycles>4</meta:editing-cycles>
    <meta:generator>OpenOffice/4.1.7$Win32 OpenOffice.org_project/417m1$Build-9800</meta:generator>
    <dc:date>2021-05-19T13:58:24.93</dc:date>
    <dc:creator>Андрей </dc:creator>
    <meta:document-statistic meta:table-count="0" meta:image-count="0" meta:object-count="0" meta:page-count="2" meta:paragraph-count="7" meta:word-count="594" meta:character-count="3172"/>
    <meta:user-defined meta:name="Info 1"/>
    <meta:user-defined meta:name="Info 2"/>
    <meta:user-defined meta:name="Info 3"/>
    <meta:user-defined meta:name="Info 4"/>
  </office:meta>
</office:document-meta>
</file>